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1.2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1 pdf</text:p>
          </table:table-cell>
          <table:covered-table-cell/>
          <table:table-cell office:value-type="string" calcext:value-type="string" table:number-columns-spanned="2" table:number-rows-spanned="1">
            <text:p>2 pdfs</text:p>
          </table:table-cell>
          <table:covered-table-cell/>
          <table:table-cell office:value-type="string" calcext:value-type="string" table:number-columns-spanned="2" table:number-rows-spanned="1">
            <text:p>3 pdfs</text:p>
          </table:table-cell>
          <table:covered-table-cell/>
          <table:table-cell office:value-type="string" calcext:value-type="string" table:number-columns-spanned="2" table:number-rows-spanned="1">
            <text:p>10 pdfs</text:p>
          </table:table-cell>
          <table:covered-table-cell/>
          <table:table-cell office:value-type="string" calcext:value-type="string" table:number-columns-spanned="2" table:number-rows-spanned="1">
            <text:p>overall</text:p>
          </table:table-cell>
          <table:covered-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knowledge base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knowledge base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knowledge base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knowledge base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knowledge base</text:p>
          </table:table-cell>
        </table:table-row>
        <table:table-row table:style-name="ro1">
          <table:table-cell office:value-type="string" calcext:value-type="string">
            <text:p>Asi-mini rag</text:p>
          </table:table-cell>
          <table:table-cell table:style-name="ce1" office:value-type="percentage" office:value="0.72" calcext:value-type="percentage">
            <text:p>72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4" calcext:value-type="percentage">
            <text:p>40.00%</text:p>
          </table:table-cell>
          <table:table-cell table:style-name="ce1" office:value-type="percentage" office:value="0.65" calcext:value-type="percentage">
            <text:p>65.00%</text:p>
          </table:table-cell>
          <table:table-cell table:style-name="ce1" office:value-type="percentage" office:value="0.68" calcext:value-type="percentage">
            <text:p>68.00%</text:p>
          </table:table-cell>
          <table:table-cell table:style-name="ce1" office:value-type="percentage" office:value="0.9523" calcext:value-type="percentage">
            <text:p>95.23%</text:p>
          </table:table-cell>
          <table:table-cell table:style-name="ce1" office:value-type="percentage" office:value="0.84" calcext:value-type="percentage">
            <text:p>84.00%</text:p>
          </table:table-cell>
          <table:table-cell table:style-name="ce1" office:value-type="percentage" office:value="0.5" calcext:value-type="percentage">
            <text:p>50.00%</text:p>
          </table:table-cell>
          <table:table-cell table:formula="of:=SUM([.B3];[.D3];[.F3];[.H3])/4*100" office:value-type="float" office:value="66" calcext:value-type="float">
            <text:p>66</text:p>
          </table:table-cell>
          <table:table-cell table:formula="of:=SUM([.C3];[.E3];[.G3];[.I3])/4*100" office:value-type="float" office:value="77.5575" calcext:value-type="float">
            <text:p>77.5575</text:p>
          </table:table-cell>
        </table:table-row>
        <table:table-row table:style-name="ro1">
          <table:table-cell office:value-type="string" calcext:value-type="string">
            <text:p>Asi-mini</text:p>
          </table:table-cell>
          <table:table-cell table:style-name="ce1" office:value-type="percentage" office:value="0.12" calcext:value-type="percentage">
            <text:p>12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32" calcext:value-type="percentage">
            <text:p>32.00%</text:p>
          </table:table-cell>
          <table:table-cell table:style-name="ce1" office:value-type="percentage" office:value="0.625" calcext:value-type="percentage">
            <text:p>62.50%</text:p>
          </table:table-cell>
          <table:table-cell table:style-name="ce1" office:value-type="percentage" office:value="0.16" calcext:value-type="percentage">
            <text:p>16.00%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office:value-type="percentage" office:value="0.2" calcext:value-type="percentage">
            <text:p>20.00%</text:p>
          </table:table-cell>
          <table:table-cell table:style-name="ce1" office:value-type="percentage" office:value="0.5" calcext:value-type="percentage">
            <text:p>50.00%</text:p>
          </table:table-cell>
          <table:table-cell table:formula="of:=SUM([.B4];[.D4];[.F4];[.H4])/4*100" office:value-type="float" office:value="20" calcext:value-type="float">
            <text:p>20</text:p>
          </table:table-cell>
          <table:table-cell table:formula="of:=SUM([.C4];[.E4];[.G4];[.I4])/4*100" office:value-type="float" office:value="53.125" calcext:value-type="float">
            <text:p>53.125</text:p>
          </table:table-cell>
        </table:table-row>
        <table:table-row table:style-name="ro1">
          <table:table-cell office:value-type="string" calcext:value-type="string">
            <text:p>Gpt-3.5 rag</text:p>
          </table:table-cell>
          <table:table-cell table:style-name="ce1" office:value-type="percentage" office:value="0.72" calcext:value-type="percentage">
            <text:p>72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6" calcext:value-type="percentage">
            <text:p>60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68" calcext:value-type="percentage">
            <text:p>68.00%</text:p>
          </table:table-cell>
          <table:table-cell table:style-name="ce1" office:value-type="percentage" office:value="0.7454" calcext:value-type="percentage">
            <text:p>74.54%</text:p>
          </table:table-cell>
          <table:table-cell table:style-name="ce1" office:value-type="percentage" office:value="0.76" calcext:value-type="percentage">
            <text:p>76.00%</text:p>
          </table:table-cell>
          <table:table-cell table:style-name="ce1" office:value-type="percentage" office:value="0.7272" calcext:value-type="percentage">
            <text:p>72.72%</text:p>
          </table:table-cell>
          <table:table-cell table:formula="of:=SUM([.B5];[.D5];[.F5];[.H5])/4*100" office:value-type="float" office:value="69" calcext:value-type="float">
            <text:p>69</text:p>
          </table:table-cell>
          <table:table-cell table:formula="of:=SUM([.C5];[.E5];[.G5];[.I5])/4*100" office:value-type="float" office:value="86.815" calcext:value-type="float">
            <text:p>86.815</text:p>
          </table:table-cell>
        </table:table-row>
        <table:table-row table:style-name="ro1">
          <table:table-cell office:value-type="string" calcext:value-type="string">
            <text:p>Gpt-3.5</text:p>
          </table:table-cell>
          <table:table-cell table:style-name="ce1" office:value-type="percentage" office:value="0.44" calcext:value-type="percentage">
            <text:p>44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44" calcext:value-type="percentage">
            <text:p>44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52" calcext:value-type="percentage">
            <text:p>52.00%</text:p>
          </table:table-cell>
          <table:table-cell table:style-name="ce1" office:value-type="percentage" office:value="0.6136" calcext:value-type="percentage">
            <text:p>61.36%</text:p>
          </table:table-cell>
          <table:table-cell table:style-name="ce1" office:value-type="percentage" office:value="0.48" calcext:value-type="percentage">
            <text:p>48.00%</text:p>
          </table:table-cell>
          <table:table-cell table:style-name="ce1" office:value-type="percentage" office:value="0.7878" calcext:value-type="percentage">
            <text:p>78.78%</text:p>
          </table:table-cell>
          <table:table-cell table:formula="of:=SUM([.B6];[.D6];[.F6];[.H6])/4*100" office:value-type="float" office:value="47" calcext:value-type="float">
            <text:p>47</text:p>
          </table:table-cell>
          <table:table-cell table:formula="of:=SUM([.C6];[.E6];[.G6];[.I6])/4*100" office:value-type="float" office:value="85.035" calcext:value-type="float">
            <text:p>85.035</text:p>
          </table:table-cell>
        </table:table-row>
        <table:table-row table:style-name="ro1">
          <table:table-cell office:value-type="string" calcext:value-type="string">
            <text:p>llama3 rag</text:p>
          </table:table-cell>
          <table:table-cell table:style-name="ce1" office:value-type="percentage" office:value="0.68" calcext:value-type="percentage">
            <text:p>68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36" calcext:value-type="percentage">
            <text:p>36.00%</text:p>
          </table:table-cell>
          <table:table-cell table:style-name="ce1" office:value-type="percentage" office:value="0.5428" calcext:value-type="percentage">
            <text:p>54.28%</text:p>
          </table:table-cell>
          <table:table-cell table:style-name="ce1" office:value-type="percentage" office:value="0.52" calcext:value-type="percentage">
            <text:p>52.00%</text:p>
          </table:table-cell>
          <table:table-cell table:style-name="ce1" office:value-type="percentage" office:value="0.619" calcext:value-type="percentage">
            <text:p>61.90%</text:p>
          </table:table-cell>
          <table:table-cell table:style-name="ce1" office:value-type="percentage" office:value="0.4" calcext:value-type="percentage">
            <text:p>40.00%</text:p>
          </table:table-cell>
          <table:table-cell table:style-name="ce1" office:value-type="percentage" office:value="0.6507" calcext:value-type="percentage">
            <text:p>65.07%</text:p>
          </table:table-cell>
          <table:table-cell table:formula="of:=SUM([.B7];[.D7];[.F7];[.H7])/4*100" office:value-type="float" office:value="49" calcext:value-type="float">
            <text:p>49</text:p>
          </table:table-cell>
          <table:table-cell table:formula="of:=SUM([.C7];[.E7];[.G7];[.I7])/4*100" office:value-type="float" office:value="70.3125" calcext:value-type="float">
            <text:p>70.3125</text:p>
          </table:table-cell>
        </table:table-row>
        <table:table-row table:style-name="ro1">
          <table:table-cell office:value-type="string" calcext:value-type="string">
            <text:p>llama3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12" calcext:value-type="percentage">
            <text:p>12.00%</text:p>
          </table:table-cell>
          <table:table-cell table:style-name="ce1" office:value-type="percentage" office:value="0.9571" calcext:value-type="percentage">
            <text:p>95.71%</text:p>
          </table:table-cell>
          <table:table-cell table:style-name="ce1" office:value-type="percentage" office:value="0.16" calcext:value-type="percentage">
            <text:p>16.00%</text:p>
          </table:table-cell>
          <table:table-cell table:style-name="ce1" office:value-type="percentage" office:value="0.3333" calcext:value-type="percentage">
            <text:p>33.33%</text:p>
          </table:table-cell>
          <table:table-cell table:style-name="ce1" office:value-type="percentage" office:value="0.16" calcext:value-type="percentage">
            <text:p>16.00%</text:p>
          </table:table-cell>
          <table:table-cell table:style-name="ce1" office:value-type="percentage" office:value="0.6666" calcext:value-type="percentage">
            <text:p>66.66%</text:p>
          </table:table-cell>
          <table:table-cell table:formula="of:=SUM([.B8];[.D8];[.F8];[.H8])/4*100" office:value-type="float" office:value="12" calcext:value-type="float">
            <text:p>12</text:p>
          </table:table-cell>
          <table:table-cell table:formula="of:=SUM([.C8];[.E8];[.G8];[.I8])/4*100" office:value-type="float" office:value="73.925" calcext:value-type="float">
            <text:p>73.9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result:</text:p>
          </table:table-cell>
          <table:table-cell office:value-type="string" calcext:value-type="string">
            <text:p>GPT-3.5 rag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percentage" office:value="0.69" calcext:value-type="percentage">
            <text:p>69.00%</text:p>
          </table:table-cell>
          <table:table-cell/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knowledge b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-query</text:p>
          </table:table-cell>
          <table:table-cell table:style-name="ce1" office:value-type="percentage" office:value="0.72" calcext:value-type="percentage">
            <text:p>72.00%</text:p>
          </table:table-cell>
          <table:table-cell table:style-name="ce1" office:value-type="percentage" office:value="0.5555" calcext:value-type="percentage">
            <text:p>55.5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g-fusion</text:p>
          </table:table-cell>
          <table:table-cell table:style-name="ce1" office:value-type="percentage" office:value="0.6" calcext:value-type="percentage">
            <text:p>60.00%</text:p>
          </table:table-cell>
          <table:table-cell table:style-name="ce1" office:value-type="percentage" office:value="0.3333" calcext:value-type="percentage">
            <text:p>33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compos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p-b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yD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21:11:47.735047775</meta:creation-date>
    <dc:date>2025-06-22T21:45:43.611464088</dc:date>
    <meta:editing-duration>PT7M29S</meta:editing-duration>
    <meta:editing-cycles>1</meta:editing-cycles>
    <meta:document-statistic meta:table-count="1" meta:cell-count="98" meta:object-count="0"/>
    <meta:generator>LibreOffice/24.8.7.2$Linux_X86_64 LibreOffice_project/f4f281f562fb585d46b0af5755dfe1eb6adc047f</meta:generator>
  </office:meta>
</office:document-meta>
</file>